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primento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dose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tamina C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string" calcext:value-type="string">
            <text:p>Vitamina 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string" calcext:value-type="string">
            <text:p>Vitamina 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string" calcext:value-type="string">
            <text:p>Suco de laranj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string" calcext:value-type="string">
            <text:p>Suco de laranj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co de laranj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02-07T11:21:06.337428941</dc:date>
    <meta:editing-duration>PT2M54S</meta:editing-duration>
    <meta:editing-cycles>2</meta:editing-cycles>
    <meta:document-statistic meta:table-count="1" meta:cell-count="183" meta:object-count="0"/>
  </office:meta>
</office:document-meta>
</file>